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Georgia" svg:font-family="Georgia, serif"/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Ubuntu" svg:font-family="Ubuntu, Arial, 'libra sans', sans-serif"/>
    <style:font-face style:name="Ubuntu1" svg:font-family="Ubuntu, 'Ubuntu Beta', 'Bitstream Vera Sans', 'DejaVu Sans', Tahoma, sans-serif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01010" style:font-name="Graphik Web" fo:letter-spacing="normal" fo:font-style="normal" fo:font-weight="bold"/>
    </style:style>
    <style:style style:name="P2" style:family="paragraph" style:parent-style-name="Text_20_body">
      <style:text-properties fo:font-variant="normal" fo:text-transform="none" fo:color="#111111" style:font-name="Ubuntu" fo:font-size="11.25pt" fo:letter-spacing="normal" fo:font-style="normal" fo:font-weight="normal" officeooo:rsid="000ed5fb" officeooo:paragraph-rsid="000ed5fb"/>
    </style:style>
    <style:style style:name="P3" style:family="paragraph" style:parent-style-name="Text_20_body">
      <style:text-properties fo:font-variant="normal" fo:text-transform="none" fo:color="#111111" style:font-name="Ubuntu" fo:font-size="11.25pt" fo:letter-spacing="normal" fo:font-style="normal" fo:font-weight="normal" officeooo:rsid="002ba073" officeooo:paragraph-rsid="002ba073"/>
    </style:style>
    <style:style style:name="P4" style:family="paragraph" style:parent-style-name="Text_20_body">
      <style:text-properties fo:font-variant="normal" fo:text-transform="none" fo:color="#111111" style:font-name="Ubuntu" fo:font-size="11.25pt" fo:letter-spacing="normal" fo:font-style="normal" fo:font-weight="normal" officeooo:rsid="0030103c" officeooo:paragraph-rsid="0030103c"/>
    </style:style>
    <style:style style:name="P5" style:family="paragraph" style:parent-style-name="Text_20_body">
      <style:text-properties fo:font-variant="normal" fo:text-transform="none" fo:color="#111111" style:font-name="Consolas" fo:font-size="9.75pt" fo:letter-spacing="normal" fo:font-style="normal" fo:font-weight="normal" officeooo:rsid="0030103c" officeooo:paragraph-rsid="0030103c"/>
    </style:style>
    <style:style style:name="P6" style:family="paragraph" style:parent-style-name="Text_20_body">
      <style:text-properties fo:font-variant="normal" fo:text-transform="none" fo:color="#111111" style:font-name="Consolas" fo:font-size="9.75pt" fo:letter-spacing="normal" fo:font-style="normal" fo:font-weight="normal" officeooo:rsid="0032d415" officeooo:paragraph-rsid="0032d415"/>
    </style:style>
    <style:style style:name="P7" style:family="paragraph" style:parent-style-name="Text_20_body">
      <style:text-properties fo:font-variant="normal" fo:text-transform="none" fo:color="#111111" style:font-name="Consolas" fo:font-size="9.75pt" fo:letter-spacing="normal" fo:font-style="normal" fo:font-weight="normal" officeooo:rsid="00349767" officeooo:paragraph-rsid="0034c5b9"/>
    </style:style>
    <style:style style:name="P8" style:family="paragraph" style:parent-style-name="Text_20_body">
      <style:text-properties fo:font-variant="normal" fo:text-transform="none" fo:color="#111111" style:font-name="Consolas" fo:font-size="9.75pt" fo:letter-spacing="normal" fo:font-style="normal" fo:font-weight="normal" officeooo:rsid="00362aaf" officeooo:paragraph-rsid="00362aaf"/>
    </style:style>
    <style:style style:name="P9" style:family="paragraph" style:parent-style-name="Text_20_body">
      <style:text-properties officeooo:rsid="002ba073" officeooo:paragraph-rsid="002ba073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01010" style:font-name="Graphik Web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Ubuntu" fo:font-size="11.2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2215f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52392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0baf6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17e03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52392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5a3ba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8c582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19a1e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64ccf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0ed5fb" officeooo:paragraph-rsid="001053a3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2215f"/>
    </style:style>
    <style:style style:name="P2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e2c87"/>
    </style:style>
    <style:style style:name="P2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0ed5fb" officeooo:paragraph-rsid="0012215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0ed5fb" officeooo:paragraph-rsid="00178086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a388b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8c582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19a1e"/>
    </style:style>
    <style:style style:name="P3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64ccf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9ce27"/>
    </style:style>
    <style:style style:name="P3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9pt" fo:letter-spacing="normal" fo:font-style="normal" fo:font-weight="normal" officeooo:rsid="000ed5fb" officeooo:paragraph-rsid="00219a1e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117e03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152392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15a3ba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264ccf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.074cm" fo:border-left="none" fo:border-right="none" fo:border-top="none" fo:border-bottom="0.06pt solid #000000" style:join-border="false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18c582"/>
    </style:style>
    <style:style style:name="P42" style:family="paragraph" style:parent-style-name="Heading_20_3">
      <style:text-properties fo:font-variant="normal" fo:text-transform="none" fo:color="#101010" style:font-name="Graphik Web" fo:letter-spacing="normal" fo:font-style="normal" fo:font-weight="bold" officeooo:rsid="000e49fd" officeooo:paragraph-rsid="000e49fd"/>
    </style:style>
    <style:style style:name="P43" style:family="paragraph" style:parent-style-name="Preformatted_20_Text">
      <style:text-properties officeooo:rsid="000ed5fb" officeooo:paragraph-rsid="000ed5fb"/>
    </style:style>
    <style:style style:name="P44" style:family="paragraph" style:parent-style-name="Standard">
      <style:text-properties officeooo:rsid="000ed5fb" officeooo:paragraph-rsid="000ed5fb"/>
    </style:style>
    <style:style style:name="P45" style:family="paragraph" style:parent-style-name="Standard">
      <style:text-properties officeooo:rsid="000ed5fb" officeooo:paragraph-rsid="001053a3"/>
    </style:style>
    <style:style style:name="P46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0ed5fb" officeooo:paragraph-rsid="000ed5fb"/>
    </style:style>
    <style:style style:name="P47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1ff5b3" officeooo:paragraph-rsid="001ff5b3"/>
    </style:style>
    <style:style style:name="P48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20d059" officeooo:paragraph-rsid="0020d059"/>
    </style:style>
    <style:style style:name="P49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1bd3e7" officeooo:paragraph-rsid="001bd3e7" style:font-weight-asian="bold" style:font-weight-complex="bold"/>
    </style:style>
    <style:style style:name="P50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20d059" officeooo:paragraph-rsid="0020d059" style:font-weight-asian="bold" style:font-weight-complex="bold"/>
    </style:style>
    <style:style style:name="P51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24bd1a" officeooo:paragraph-rsid="0024bd1a" style:font-weight-asian="bold" style:font-weight-complex="bold"/>
    </style:style>
    <style:style style:name="P52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264ccf" officeooo:paragraph-rsid="00264ccf" style:font-weight-asian="bold" style:font-weight-complex="bold"/>
    </style:style>
    <style:style style:name="P53" style:family="paragraph" style:parent-style-name="Standard">
      <style:text-properties officeooo:rsid="00264ccf" officeooo:paragraph-rsid="00264ccf"/>
    </style:style>
    <style:style style:name="P54" style:family="paragraph" style:parent-style-name="Standard">
      <style:text-properties fo:font-weight="bold" officeooo:rsid="00264ccf" officeooo:paragraph-rsid="00264ccf" style:font-weight-asian="bold" style:font-weight-complex="bold"/>
    </style:style>
    <style:style style:name="P5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00" style:font-name="monospace" fo:font-size="9pt" fo:letter-spacing="normal" fo:font-style="normal" fo:font-weight="normal" officeooo:rsid="000ed5fb" officeooo:paragraph-rsid="000ed5fb"/>
    </style:style>
    <style:style style:name="P5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00" style:font-name="monospace" fo:font-size="9pt" fo:letter-spacing="normal" fo:font-style="normal" fo:font-weight="bold" officeooo:rsid="0020d059" officeooo:paragraph-rsid="0020d059" style:font-weight-asian="bold" style:font-weight-complex="bold"/>
    </style:style>
    <style:style style:name="P57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111111" style:font-name="Consolas" fo:font-size="9.75pt" fo:letter-spacing="normal" fo:font-style="normal" fo:font-weight="normal" officeooo:rsid="0030103c" officeooo:paragraph-rsid="0030103c"/>
    </style:style>
    <style:style style:name="P5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59" style:family="paragraph" style:parent-style-name="Text_20_body">
      <style:paragraph-properties fo:padding="0.074cm" fo:border-left="none" fo:border-right="none" fo:border-top="none" fo:border-bottom="0.99pt solid #000000" style:join-border="false"/>
    </style:style>
    <style:style style:name="P60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fo:font-variant="normal" fo:text-transform="none" fo:color="#111111" style:font-name="Ubuntu" fo:font-size="11.25pt" fo:letter-spacing="normal" fo:font-style="normal" fo:font-weight="normal" officeooo:rsid="002ba073" officeooo:paragraph-rsid="002ba073"/>
    </style:style>
    <style:style style:name="P61" style:family="paragraph" style:parent-style-name="Text_20_body">
      <style:text-properties fo:font-variant="normal" fo:text-transform="none" fo:color="#111111" style:font-name="Consolas" fo:font-size="9.75pt" fo:letter-spacing="normal" fo:font-style="normal" fo:font-weight="normal" officeooo:rsid="0034c5b9" officeooo:paragraph-rsid="0034c5b9"/>
    </style:style>
    <style:style style:name="P62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3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01010" style:font-name="Graphik Web" fo:font-size="12pt" fo:letter-spacing="normal" fo:font-style="normal" fo:font-weight="normal"/>
    </style:style>
    <style:style style:name="T2" style:family="text">
      <style:text-properties fo:font-variant="normal" fo:text-transform="none" fo:color="#101010" style:font-name="Graphik Web" fo:font-size="12pt" fo:letter-spacing="normal" fo:font-style="normal" fo:font-weight="normal" officeooo:rsid="0001c325"/>
    </style:style>
    <style:style style:name="T3" style:family="text">
      <style:text-properties fo:font-variant="normal" fo:text-transform="none" fo:color="#101010" style:font-name="Graphik Web" fo:font-size="12pt" fo:letter-spacing="normal" fo:font-style="normal" fo:font-weight="normal" officeooo:rsid="000ed5fb"/>
    </style:style>
    <style:style style:name="T4" style:family="text">
      <style:text-properties fo:font-variant="normal" fo:text-transform="none" fo:color="#101010" style:font-name="Graphik Web" fo:font-size="12pt" fo:letter-spacing="normal" fo:font-style="normal" fo:font-weight="normal" officeooo:rsid="0012215f"/>
    </style:style>
    <style:style style:name="T5" style:family="text">
      <style:text-properties fo:font-variant="normal" fo:text-transform="none" fo:color="#101010" style:font-name="Graphik Web" fo:font-size="12pt" fo:letter-spacing="normal" fo:font-style="normal" fo:font-weight="normal" officeooo:rsid="00152392"/>
    </style:style>
    <style:style style:name="T6" style:family="text">
      <style:text-properties fo:font-variant="normal" fo:text-transform="none" fo:color="#101010" style:font-name="Graphik Web" fo:font-size="12pt" fo:letter-spacing="normal" fo:font-weight="normal"/>
    </style:style>
    <style:style style:name="T7" style:family="text">
      <style:text-properties fo:font-variant="normal" fo:text-transform="none" fo:color="#101010" style:font-name="Graphik Web" fo:font-size="12pt" fo:letter-spacing="normal" fo:font-weight="normal" officeooo:rsid="001e2c87"/>
    </style:style>
    <style:style style:name="T8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111111" style:font-name="Consolas" fo:font-size="9.75pt" fo:letter-spacing="normal" fo:font-style="normal" fo:font-weight="normal" officeooo:rsid="00117e03" fo:background-color="#eff0f1" loext:char-shading-value="0" loext:padding="0cm" loext:border="none"/>
    </style:style>
    <style:style style:name="T10" style:family="text">
      <style:text-properties fo:font-variant="normal" fo:text-transform="none" fo:color="#111111" style:font-name="Consolas" fo:font-size="9.75pt" fo:letter-spacing="normal" fo:font-style="normal" fo:font-weight="normal" officeooo:rsid="00152392" fo:background-color="#eff0f1" loext:char-shading-value="0" loext:padding="0cm" loext:border="none"/>
    </style:style>
    <style:style style:name="T11" style:family="text">
      <style:text-properties fo:font-variant="normal" fo:text-transform="none" fo:color="#111111" style:font-name="Consolas" fo:font-size="9.75pt" fo:letter-spacing="normal" fo:font-style="normal" fo:font-weight="normal" officeooo:rsid="0015a3ba" fo:background-color="#eff0f1" loext:char-shading-value="0" loext:padding="0cm" loext:border="none"/>
    </style:style>
    <style:style style:name="T12" style:family="text">
      <style:text-properties fo:font-variant="normal" fo:text-transform="none" fo:color="#111111" style:font-name="Consolas" fo:font-size="9.75pt" fo:letter-spacing="normal" fo:font-style="normal" fo:font-weight="normal" officeooo:rsid="0018c582" fo:background-color="#eff0f1" loext:char-shading-value="0" loext:padding="0cm" loext:border="none"/>
    </style:style>
    <style:style style:name="T13" style:family="text">
      <style:text-properties fo:font-variant="normal" fo:text-transform="none" fo:color="#111111" style:font-name="Consolas" fo:font-size="9.75pt" fo:letter-spacing="normal" fo:font-style="normal" fo:font-weight="normal" officeooo:rsid="001a388b" fo:background-color="#eff0f1" loext:char-shading-value="0" loext:padding="0cm" loext:border="none"/>
    </style:style>
    <style:style style:name="T14" style:family="text">
      <style:text-properties fo:font-variant="normal" fo:text-transform="none" fo:color="#111111" style:font-name="Consolas" fo:font-size="9.75pt" fo:letter-spacing="normal" fo:font-style="normal" fo:font-weight="normal" officeooo:rsid="00264ccf" fo:background-color="#eff0f1" loext:char-shading-value="0" loext:padding="0cm" loext:border="none"/>
    </style:style>
    <style:style style:name="T15" style:family="text">
      <style:text-properties fo:font-variant="normal" fo:text-transform="none" fo:color="#111111" style:font-name="Consolas" fo:font-size="9.75pt" fo:letter-spacing="normal" fo:font-style="normal" fo:font-weight="normal" officeooo:rsid="0029ce27" fo:background-color="#eff0f1" loext:char-shading-value="0" loext:padding="0cm" loext:border="none"/>
    </style:style>
    <style:style style:name="T16" style:family="text">
      <style:text-properties fo:font-variant="normal" fo:text-transform="none" fo:color="#111111" style:font-name="inherit" fo:font-size="11.25pt" fo:letter-spacing="normal" fo:font-style="normal" fo:font-weight="normal"/>
    </style:style>
    <style:style style:name="T17" style:family="text">
      <style:text-properties fo:font-variant="normal" fo:text-transform="none" fo:color="#111111" style:font-name="inherit" fo:font-size="11.25pt" fo:letter-spacing="normal" fo:font-style="normal" fo:font-weight="bold" loext:padding="0cm" loext:border="none"/>
    </style:style>
    <style:style style:name="T18" style:family="text">
      <style:text-properties fo:font-variant="normal" fo:text-transform="none" fo:color="#111111" style:font-name="inherit" fo:font-size="11.25pt" fo:letter-spacing="normal" fo:font-style="italic" fo:font-weight="normal" loext:padding="0cm" loext:border="none"/>
    </style:style>
    <style:style style:name="T19" style:family="text">
      <style:text-properties fo:font-variant="normal" fo:text-transform="none" fo:color="#111111" style:font-name="Ubuntu" fo:font-size="11.25pt" fo:letter-spacing="normal" fo:font-style="normal" fo:font-weight="normal"/>
    </style:style>
    <style:style style:name="T20" style:family="text">
      <style:text-properties fo:font-variant="normal" fo:text-transform="none" fo:color="#111111" style:font-name="Ubuntu" fo:font-size="11.25pt" fo:letter-spacing="normal" fo:font-style="normal" fo:font-weight="normal" officeooo:rsid="0018c582" fo:background-color="#eff0f1" loext:char-shading-value="0" loext:padding="0cm" loext:border="none"/>
    </style:style>
    <style:style style:name="T21" style:family="text">
      <style:text-properties fo:font-variant="normal" fo:text-transform="none" fo:color="#111111" style:font-name="Ubuntu" fo:font-size="11.25pt" fo:letter-spacing="normal" fo:font-style="normal" fo:font-weight="normal" officeooo:rsid="001a388b" fo:background-color="#eff0f1" loext:char-shading-value="0" loext:padding="0cm" loext:border="none"/>
    </style:style>
    <style:style style:name="T22" style:family="text">
      <style:text-properties fo:font-variant="normal" fo:text-transform="none" fo:color="#111111" fo:letter-spacing="normal"/>
    </style:style>
    <style:style style:name="T23" style:family="text">
      <style:text-properties fo:font-variant="normal" fo:text-transform="none" fo:color="#222222" style:font-name="Georgia" fo:font-size="11.25pt" fo:letter-spacing="normal" fo:font-style="normal" fo:font-weight="normal" fo:background-color="#eff0f1" loext:char-shading-value="0" loext:padding="0cm" loext:border="none"/>
    </style:style>
    <style:style style:name="T24" style:family="text">
      <style:text-properties fo:font-variant="normal" fo:text-transform="none" fo:color="#222222" style:font-name="Georgia" fo:font-size="11.2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02d7a" style:font-name="monospace" fo:font-size="9pt" fo:letter-spacing="normal" fo:font-style="normal" fo:font-weight="normal" officeooo:rsid="000ed5fb" fo:background-color="#eff0f1" loext:char-shading-value="0" loext:padding="0cm" loext:border="none"/>
    </style:style>
    <style:style style:name="T26" style:family="text">
      <style:text-properties fo:font-variant="normal" fo:text-transform="none" fo:color="#006fe0" style:font-name="monospace" fo:font-size="9pt" fo:letter-spacing="normal" fo:font-style="normal" fo:font-weight="normal" officeooo:rsid="000ed5fb" fo:background-color="#eff0f1" loext:char-shading-value="0" loext:padding="0cm" loext:border="none"/>
    </style:style>
    <style:style style:name="T27" style:family="text">
      <style:text-properties fo:font-variant="normal" fo:text-transform="none" fo:color="#006fe0" style:font-name="Consolas" fo:font-size="9.75pt" fo:letter-spacing="normal" fo:font-style="normal" fo:font-weight="normal" officeooo:rsid="000ed5fb" fo:background-color="#eff0f1" loext:char-shading-value="0" loext:padding="0cm" loext:border="none"/>
    </style:style>
    <style:style style:name="T28" style:family="text">
      <style:text-properties fo:font-variant="normal" fo:text-transform="none" fo:color="#000000" style:font-name="monospace" fo:font-size="9pt" fo:letter-spacing="normal" fo:font-style="normal" fo:font-weight="normal" officeooo:rsid="000ed5fb" fo:background-color="#eff0f1" loext:char-shading-value="0" loext:padding="0cm" loext:border="none"/>
    </style:style>
    <style:style style:name="T29" style:family="text">
      <style:text-properties fo:font-variant="normal" fo:text-transform="none" fo:color="#333333" style:font-name="inherit" fo:font-size="9.75pt" fo:letter-spacing="normal" fo:font-style="normal" fo:font-weight="bold" officeooo:rsid="00117e03" fo:background-color="#eff0f1" loext:char-shading-value="0" loext:padding="0cm" loext:border="none"/>
    </style:style>
    <style:style style:name="T30" style:family="text">
      <style:text-properties fo:font-variant="normal" fo:text-transform="none" fo:color="#333333" style:font-name="inherit" fo:font-size="9.75pt" fo:letter-spacing="normal" fo:font-style="normal" fo:font-weight="bold" loext:padding="0cm" loext:border="none"/>
    </style:style>
    <style:style style:name="T31" style:family="text">
      <style:text-properties fo:font-variant="normal" fo:text-transform="none" fo:color="#333333" style:font-name="inherit" fo:font-size="9.75pt" fo:letter-spacing="normal" fo:font-style="normal" fo:font-weight="normal"/>
    </style:style>
    <style:style style:name="T32" style:family="text">
      <style:text-properties fo:font-variant="normal" fo:text-transform="none" fo:color="#333333" style:font-name="Ubuntu1" fo:font-size="9.75pt" fo:letter-spacing="normal" fo:font-style="normal" fo:font-weight="normal" officeooo:rsid="00117e03" fo:background-color="#eff0f1" loext:char-shading-value="0" loext:padding="0cm" loext:border="none"/>
    </style:style>
    <style:style style:name="T33" style:family="text">
      <style:text-properties fo:font-variant="normal" fo:text-transform="none" fo:color="#962d0c" style:text-line-through-style="none" style:text-line-through-type="none" style:font-name="inherit" fo:font-size="11.25pt" fo:letter-spacing="normal" fo:font-style="normal" style:text-underline-style="none" fo:font-weight="normal" style:text-blinking="false" loext:padding="0cm" loext:border="none"/>
    </style:style>
    <style:style style:name="T34" style:family="text">
      <style:text-properties officeooo:rsid="001053a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111111" style:font-name="Consolas" fo:font-size="9.75pt" officeooo:rsid="001a388b" fo:background-color="#eff0f1" loext:char-shading-value="0" loext:padding="0cm" loext:border="none"/>
    </style:style>
    <style:style style:name="T37" style:family="text">
      <style:text-properties officeooo:rsid="00264ccf"/>
    </style:style>
    <style:style style:name="T38" style:family="text">
      <style:text-properties officeooo:rsid="002712e0"/>
    </style:style>
    <style:style style:name="T39" style:family="text">
      <style:text-properties officeooo:rsid="0034c5b9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3">Open Terminal</text:h>
      <text:h text:style-name="Heading_20_3" text:outline-level="3">Open A Linux Terminal Using Ctrl + Alt + T</text:h>
      <text:p text:style-name="P1"/>
      <text:p text:style-name="P12"><text:span text:style-name="T1">To open the run command window, press ALT + F2. To open the terminal type </text:span><text:span text:style-name="Strong_20_Emphasis"><text:span text:style-name="T1">gnome-terminal</text:span></text:span></text:p>
      <text:p text:style-name="P12"><text:span text:style-name="Strong_20_Emphasis"><text:span text:style-name="T1"/></text:span></text:p>
      <text:p text:style-name="P12"><text:span text:style-name="Strong_20_Emphasis"><text:span text:style-name="T1">All the methods thus far have opened a terminal emulator within the graphical environment.</text:span></text:span></text:p>
      <text:p text:style-name="P10">To switch to a terminal which isn't linked to the current graphical session—usually when installing certain graphics drivers or doing anything that may be messing with your graphical setup—press Ctrl + Alt + F1.</text:p>
      <text:p text:style-name="P10">You will need to login because you are starting a new session.</text:p>
      <text:p text:style-name="P10">You can also use F2 through F6 to create even more sessions.</text:p>
      <text:p text:style-name="P10">To get back to your graphical desktop press Ctrl + Alt + F7.</text:p>
      <text:p text:style-name="P12"><text:span text:style-name="Strong_20_Emphasis"><text:span text:style-name="T1"/></text:span></text:p>
      <text:p text:style-name="P40"><text:span text:style-name="Strong_20_Emphasis"><text:span text:style-name="T1"/></text:span></text:p>
      <text:p text:style-name="P12"><text:span text:style-name="Strong_20_Emphasis"><text:span text:style-name="T1"/></text:span></text:p>
      <text:p text:style-name="P14"><text:span text:style-name="Strong_20_Emphasis"><text:span text:style-name="T5">Get help</text:span></text:span></text:p>
      <text:p text:style-name="P14"><text:span text:style-name="Strong_20_Emphasis"><text:span text:style-name="T5">~$<text:tab/>&lt;command_name&gt; --help</text:span></text:span></text:p>
      <text:p text:style-name="P13"><text:span text:style-name="Strong_20_Emphasis"><text:span text:style-name="T1">---------------------------------------------------------------------------------</text:span></text:span></text:p>
      <text:p text:style-name="P26"><text:span text:style-name="Strong_20_Emphasis"><text:span text:style-name="T1">Install softwares</text:span></text:span></text:p>
      <text:p text:style-name="P26"><text:span text:style-name="Strong_20_Emphasis"><text:span text:style-name="T3"/></text:span></text:p>
      <text:p text:style-name="P26"><text:span text:style-name="Strong_20_Emphasis"><text:span text:style-name="T4">~$ sudo apt-get install</text:span></text:span></text:p>
      <text:p text:style-name="P24"><text:span text:style-name="Strong_20_Emphasis"><text:span text:style-name="T4">~$ sudo apt-cache search octave</text:span></text:span></text:p>
      <text:p text:style-name="P24"><text:span text:style-name="Strong_20_Emphasis"><text:span text:style-name="T2">~$ </text:span></text:span><text:span text:style-name="Emphasis"><text:span text:style-name="T6">sudo apt-get update &amp;&amp; sudo apt-get install octave</text:span></text:span></text:p>
      <text:p text:style-name="P25"><text:span text:style-name="Emphasis"><text:span text:style-name="T7">sudo apt-get --purge remove postgresql</text:span></text:span></text:p>
      <text:p text:style-name="P12"><text:span text:style-name="Strong_20_Emphasis"><text:span text:style-name="T1">---------------------------------------------------------------------------------</text:span></text:span></text:p>
      <text:p text:style-name="P44">Install softwares</text:p>
      <text:p text:style-name="P44"/>
      <text:p text:style-name="P43"><text:span text:style-name="Source_20_Text"><text:span text:style-name="T8">&gt; Download the .deb file and use the following command</text:span></text:span></text:p>
      <text:p text:style-name="P43"><text:span text:style-name="Source_20_Text"><text:span text:style-name="T8">sudo dpkg -i &lt;package_name&gt;.deb</text:span></text:span></text:p>
      <text:p text:style-name="P44"/>
      <text:p text:style-name="P44"/>
      <text:p text:style-name="P23"><text:span text:style-name="Strong_20_Emphasis"><text:span text:style-name="T1">---------------------------------------------------------------------------------</text:span></text:span></text:p>
      <text:p text:style-name="P45">Install softwares <text:span text:style-name="T34">from tar files</text:span></text:p>
      <text:p text:style-name="P45"/>
      <text:p text:style-name="P2">extract the files with one of the commands</text:p>
      <text:list xml:id="list8414431878234454343" text:style-name="L1">
        <text:list-item>
          <text:p text:style-name="P62"><text:span text:style-name="T16">If it's </text:span><text:span text:style-name="Strong_20_Emphasis"><text:span text:style-name="T17">tar.gz</text:span></text:span><text:span text:style-name="T16"> use </text:span><text:span text:style-name="Source_20_Text"><text:span text:style-name="T8">tar xvzf PACKAGENAME.tar.gz</text:span></text:span></text:p>
        </text:list-item>
        <text:list-item>
          <text:p text:style-name="P62"><text:span text:style-name="T16">if it's a </text:span><text:span text:style-name="Strong_20_Emphasis"><text:span text:style-name="T17">tar.bz2</text:span></text:span><text:span text:style-name="T16"> use </text:span><text:span text:style-name="Source_20_Text"><text:span text:style-name="T8">tar xvjf PACKAGENAME.tar.bz2</text:span></text:span></text:p>
        </text:list-item>
      </text:list>
      <text:p text:style-name="P15"><text:span text:style-name="Source_20_Text"><text:span text:style-name="T8"/></text:span></text:p>
      <text:p text:style-name="P16"><text:span text:style-name="Source_20_Text"><text:span text:style-name="T8">./configure</text:span></text:span></text:p>
      <text:p text:style-name="P16"><text:span text:style-name="Source_20_Text"><text:span text:style-name="T8">make</text:span></text:span></text:p>
      <text:p text:style-name="P16"><text:span text:style-name="Source_20_Text"><text:span text:style-name="T8">sudo make install</text:span></text:span></text:p>
      <text:p text:style-name="P15"><text:span text:style-name="Source_20_Text"><text:span text:style-name="T8"/></text:span></text:p>
      <text:p text:style-name="P15"><text:soft-page-break/><text:span text:style-name="Source_20_Text"><text:span text:style-name="Emphasis"><text:span text:style-name="Strong_20_Emphasis"><text:span text:style-name="T23">Note:</text:span></text:span></text:span></text:span><text:span text:style-name="Source_20_Text"><text:span text:style-name="Emphasis"><text:span text:style-name="T23"> If the extension of tar.bz2 then use “j” in place of “z” i.e.</text:span></text:span></text:span><text:span text:style-name="Source_20_Text"><text:span text:style-name="Emphasis"><text:span text:style-name="Strong_20_Emphasis"><text:span text:style-name="T23"> tar -xjvf</text:span></text:span></text:span></text:span></text:p>
      <text:p text:style-name="P12"><text:span text:style-name="Emphasis"><text:span text:style-name="T24">Here,</text:span></text:span></text:p>
      <text:p text:style-name="P12"><text:span text:style-name="Strong_20_Emphasis"><text:span text:style-name="T24">x – To extract the files.</text:span></text:span></text:p>
      <text:p text:style-name="P12"><text:span text:style-name="Strong_20_Emphasis"><text:span text:style-name="T24">z – use gzip to zip or unzip files, used when its .gz files.</text:span></text:span></text:p>
      <text:p text:style-name="P12"><text:span text:style-name="Strong_20_Emphasis"><text:span text:style-name="T24">v – verbose the files list which are extracted.</text:span></text:span></text:p>
      <text:p text:style-name="P12"><text:span text:style-name="Strong_20_Emphasis"><text:span text:style-name="T24">f – following is the archive file name.</text:span></text:span></text:p>
      <text:p text:style-name="P12"><text:span text:style-name="Strong_20_Emphasis"><text:span text:style-name="T24">j – use to decompress .bz2 files.</text:span></text:span></text:p>
      <text:p text:style-name="P15"><text:span text:style-name="Source_20_Text"><text:span text:style-name="T8"/></text:span></text:p>
      <text:p text:style-name="P15"><text:span text:style-name="Source_20_Text"><text:span text:style-name="T8"/></text:span></text:p>
      <text:p text:style-name="P15"><text:span text:style-name="Source_20_Text"><text:span text:style-name="T8"/></text:span></text:p>
      <text:p text:style-name="P35"><text:span text:style-name="Source_20_Text"><text:span text:style-name="T8"/></text:span></text:p>
      <text:p text:style-name="P15"><text:span text:style-name="Source_20_Text"><text:span text:style-name="T8"/></text:span></text:p>
      <text:p text:style-name="P17"><text:span text:style-name="Source_20_Text"><text:span text:style-name="T9">Add commands as alias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open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~$ sudo nano ~/.bashrc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alias cls='printf "\033c"'</text:span></text:span></text:p>
      <text:p text:style-name="P17"><text:span text:style-name="Source_20_Text"><text:span text:style-name="T9">alias hibernate='sudo systemctl hibernate'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save</text:span></text:span></text:p>
      <text:p text:style-name="P17"><text:span text:style-name="Source_20_Text"><text:span text:style-name="T9"/></text:span></text:p>
      <text:p text:style-name="P36"><text:span text:style-name="Source_20_Text"><text:span text:style-name="T9"/></text:span></text:p>
      <text:p text:style-name="P17"><text:span text:style-name="Source_20_Text"><text:span text:style-name="T9"/></text:span></text:p>
      <text:p text:style-name="P17"><text:span text:style-name="Source_20_Text"><text:span text:style-name="Strong_20_Emphasis"><text:span text:style-name="T29">cd</text:span></text:span></text:span><text:span text:style-name="Source_20_Text"><text:span text:style-name="T32">: The </text:span></text:span><text:span text:style-name="Source_20_Text"><text:span text:style-name="Strong_20_Emphasis"><text:span text:style-name="T29">cd</text:span></text:span></text:span><text:span text:style-name="Source_20_Text"><text:span text:style-name="T32"> command will allow you to change directories. When you open a terminal you will be in your home directory. To move around the file system you will use </text:span></text:span><text:span text:style-name="Source_20_Text"><text:span text:style-name="Strong_20_Emphasis"><text:span text:style-name="T29">cd</text:span></text:span></text:span><text:span text:style-name="Source_20_Text"><text:span text:style-name="T32">. Examples:</text:span></text:span><text:bookmark text:name="line-82"/><text:bookmark text:name="line-83"/></text:p>
      <text:list xml:id="list1869985532684359325" text:style-name="L2">
        <text:list-item>
          <text:p text:style-name="P63"><text:span text:style-name="T31">To navigate into the root directory, use </text:span><text:span text:style-name="Strong_20_Emphasis"><text:span text:style-name="T30">"cd /"</text:span></text:span><text:bookmark text:name="line-84"/></text:p>
        </text:list-item>
        <text:list-item>
          <text:p text:style-name="P63"><text:span text:style-name="T31">To navigate to your home directory, use </text:span><text:span text:style-name="Strong_20_Emphasis"><text:span text:style-name="T30">"cd"</text:span></text:span><text:span text:style-name="T31"> or </text:span><text:span text:style-name="Strong_20_Emphasis"><text:span text:style-name="T30">"cd ~"</text:span></text:span><text:bookmark text:name="line-85"/></text:p>
        </text:list-item>
        <text:list-item>
          <text:p text:style-name="P63"><text:span text:style-name="T31">To navigate up one directory level, use </text:span><text:span text:style-name="Strong_20_Emphasis"><text:span text:style-name="T30">"cd .."</text:span></text:span><text:bookmark text:name="line-86"/></text:p>
        </text:list-item>
        <text:list-item>
          <text:p text:style-name="P63"><text:span text:style-name="T31">To navigate to the previous directory (or back), use </text:span><text:span text:style-name="Strong_20_Emphasis"><text:span text:style-name="T30">"cd -"</text:span></text:span><text:bookmark text:name="line-87"/></text:p>
        </text:list-item>
        <text:list-item>
          <text:p text:style-name="P63"><text:span text:style-name="T31">To navigate through multiple levels of directory at once, specify the full directory path that you want to go to. For example, use, </text:span><text:span text:style-name="Strong_20_Emphasis"><text:span text:style-name="T30">"cd /var/www"</text:span></text:span><text:span text:style-name="T31"> to go directly to the /www subdirectory of /var/. As another example, </text:span><text:span text:style-name="Strong_20_Emphasis"><text:span text:style-name="T30">"cd ~/Desktop"</text:span></text:span><text:span text:style-name="T31"> will move you to the Desktop subdirectory inside your home directory.</text:span></text:p>
        </text:list-item>
      </text:list>
      <text:p text:style-name="P17"><text:span text:style-name="Source_20_Text"><text:span text:style-name="T9"/></text:span></text:p>
      <text:p text:style-name="P36"><text:span text:style-name="Source_20_Text"><text:span text:style-name="T10"/></text:span></text:p>
      <text:p text:style-name="P18"><text:span text:style-name="Source_20_Text"><text:span text:style-name="T10"/></text:span></text:p>
      <text:p text:style-name="P18"><text:span text:style-name="Source_20_Text"><text:span text:style-name="T10">~$ uname –help</text:span></text:span></text:p>
      <text:p text:style-name="P27"><text:span text:style-name="Source_20_Text"><text:span text:style-name="T25">lsb_release</text:span></text:span><text:span text:style-name="Source_20_Text"><text:span text:style-name="T27"> </text:span></text:span><text:span text:style-name="Source_20_Text"><text:span text:style-name="T26">-</text:span></text:span><text:span text:style-name="Source_20_Text"><text:span text:style-name="T28">a</text:span></text:span></text:p>
      <text:p text:style-name="P18"><text:span text:style-name="Source_20_Text"><text:span text:style-name="T10">get computer details</text:span></text:span></text:p>
      <text:p text:style-name="P37"><text:span text:style-name="Source_20_Text"><text:span text:style-name="T10"/></text:span></text:p>
      <text:p text:style-name="P18"><text:span text:style-name="Source_20_Text"><text:span text:style-name="T10"/></text:span></text:p>
      <text:p text:style-name="P19"><text:span text:style-name="Source_20_Text"><text:span text:style-name="T11">Know about architecture</text:span></text:span></text:p>
      <text:p text:style-name="P19"><text:span text:style-name="Source_20_Text"><text:span text:style-name="T11">~$ arch</text:span></text:span></text:p>
      <text:p text:style-name="P38"><text:span text:style-name="Source_20_Text"><text:span text:style-name="T11"/></text:span></text:p>
      <text:p text:style-name="P20"><text:span text:style-name="Source_20_Text"><text:span text:style-name="T12">Activate Root</text:span></text:span></text:p>
      <text:p text:style-name="P30"><text:span text:style-name="Source_20_Text"><text:span text:style-name="T12">seet root password</text:span></text:span></text:p>
      <text:p text:style-name="P30"><text:span text:style-name="Source_20_Text"><text:span text:style-name="T12">&gt; sudo passwd root</text:span></text:span></text:p>
      <text:p text:style-name="P30"><text:span text:style-name="Source_20_Text"><text:span text:style-name="T12"/></text:span></text:p>
      <text:p text:style-name="P30"><text:span text:style-name="Source_20_Text"><text:span text:style-name="T12">Open root mode</text:span></text:span></text:p>
      <text:p text:style-name="P30"><text:span text:style-name="Source_20_Text"><text:span text:style-name="T12">&gt; sudo su</text:span></text:span></text:p>
      <text:p text:style-name="P30"><text:soft-page-break/><text:span text:style-name="Source_20_Text"><text:span text:style-name="T12"/></text:span></text:p>
      <text:p text:style-name="P30"><text:span text:style-name="Source_20_Text"><text:span text:style-name="T12">Change to root user</text:span></text:span></text:p>
      <text:p text:style-name="P30"><text:span text:style-name="Source_20_Text"><text:span text:style-name="T12">&gt; sudo -i</text:span></text:span></text:p>
      <text:p text:style-name="P30"><text:span text:style-name="Source_20_Text"><text:span text:style-name="T12"/></text:span></text:p>
      <text:p text:style-name="P30"><text:span text:style-name="Source_20_Text"><text:span text:style-name="T12"/></text:span></text:p>
      <text:p text:style-name="P30"><text:span text:style-name="Source_20_Text"><text:span text:style-name="T12"/></text:span></text:p>
      <text:p text:style-name="P41"><text:span text:style-name="Source_20_Text"><text:span text:style-name="T12"/></text:span></text:p>
      <text:p text:style-name="P30"><text:span text:style-name="Source_20_Text"><text:span text:style-name="T12"/></text:span></text:p>
      <text:p text:style-name="P30"><text:span text:style-name="Source_20_Text"><text:span text:style-name="T12">sudo chown -R username:group directory</text:span></text:span></text:p>
      <text:p text:style-name="P30"><text:span text:style-name="Source_20_Text"><text:span text:style-name="T12"/></text:span></text:p>
      <text:p text:style-name="P20"><text:span text:style-name="Source_20_Text"><text:span text:style-name="T20">Use </text:span></text:span><text:span text:style-name="Source_20_Text"><text:span text:style-name="T12">chown</text:span></text:span><text:span text:style-name="Source_20_Text"><text:span text:style-name="T20"> to change ownership and </text:span></text:span><text:span text:style-name="Source_20_Text"><text:span text:style-name="T12">chmod</text:span></text:span><text:span text:style-name="Source_20_Text"><text:span text:style-name="T20"> to change rights.</text:span></text:span></text:p>
      <text:p text:style-name="P11">As Paweł Karpiński said, use the -R option to apply the rights for all files inside of a directory too.</text:p>
      <text:p text:style-name="P11">Note that both these commands just work for directories too. The -R option makes them also change the permissions for all files and directories inside of the directory.</text:p>
      <text:p text:style-name="P11">For example</text:p>
      <text:p text:style-name="P11"/>
      <text:p text:style-name="P29"><text:span text:style-name="Source_20_Text"><text:span text:style-name="T8">sudo chown -R username:group directory</text:span></text:span></text:p>
      <text:p text:style-name="P29"><text:span text:style-name="Source_20_Text"><text:span text:style-name="T8"/></text:span></text:p>
      <text:p text:style-name="P29"><text:span text:style-name="Source_20_Text"><text:span text:style-name="T8">sudo chown -R </text:span></text:span><text:span text:style-name="Source_20_Text"><text:span text:style-name="T13">sarathi</text:span></text:span><text:span text:style-name="Source_20_Text"><text:span text:style-name="T8">:</text:span></text:span><text:span text:style-name="Source_20_Text"><text:span text:style-name="T13">root</text:span></text:span><text:span text:style-name="Source_20_Text"><text:span text:style-name="T8"> </text:span></text:span><text:span text:style-name="Source_20_Text"><text:span text:style-name="T13">&lt;</text:span></text:span><text:span text:style-name="Source_20_Text"><text:span text:style-name="T8">directory_</text:span></text:span><text:span text:style-name="Source_20_Text"><text:span text:style-name="T13">name&gt;</text:span></text:span></text:p>
      <text:p text:style-name="P15"><text:span text:style-name="Source_20_Text"><text:span text:style-name="T8"/></text:span></text:p>
      <text:p text:style-name="P15"><text:span text:style-name="T19">will change ownership (both user and group) of all files and directories inside of </text:span><text:span text:style-name="Source_20_Text"><text:span text:style-name="T8">directory</text:span></text:span><text:span text:style-name="T19"> and </text:span><text:span text:style-name="Source_20_Text"><text:span text:style-name="T8">directory</text:span></text:span><text:span text:style-name="T19"> itself.</text:span></text:p>
      <text:p text:style-name="P28"><text:span text:style-name="Source_20_Text"><text:span text:style-name="T8">sudo chown username:group directory</text:span></text:span></text:p>
      <text:p text:style-name="P15"><text:span text:style-name="T19">will only change the permission of the folder </text:span><text:span text:style-name="Source_20_Text"><text:span text:style-name="T8">directory</text:span></text:span><text:span text:style-name="T19"> but will leave the files and folders inside the directory alone.</text:span></text:p>
      <text:p text:style-name="P15"><text:span text:style-name="T19">As enzotib mentioned, you need to use </text:span><text:span text:style-name="Source_20_Text"><text:span text:style-name="T8">sudo</text:span></text:span><text:span text:style-name="T19"> to change the ownership from root to yourself.</text:span></text:p>
      <text:p text:style-name="P15"><text:span text:style-name="Emphasis"><text:span text:style-name="T18">Edit:</text:span></text:span></text:p>
      <text:p text:style-name="P15"><text:span text:style-name="T19">Note that if you use </text:span><text:span text:style-name="Source_20_Text"><text:span text:style-name="T8">chown &lt;user&gt;: &lt;file&gt;</text:span></text:span><text:span text:style-name="T19"> (Note the left-out group), it will use the default group for that user.</text:span></text:p>
      <text:p text:style-name="P11">If you want to change only the group, you can use:</text:p>
      <text:p text:style-name="P28"><text:span text:style-name="Source_20_Text"><text:span text:style-name="T8">chown :&lt;group&gt; &lt;file&gt;</text:span></text:span></text:p>
      <text:p text:style-name="P30"><text:span text:style-name="Source_20_Text"><text:span text:style-name="T12"/></text:span></text:p>
      <text:p text:style-name="P20"><text:span text:style-name="Source_20_Text"><text:span text:style-name="T12"/></text:span></text:p>
      <text:p text:style-name="P49">Reverst back</text:p>
      <text:p text:style-name="P49"/>
      <text:p text:style-name="Standard">sudo chown -R root:root &lt;directory_name&gt;</text:p>
      <text:p text:style-name="P55"/>
      <text:p text:style-name="P46"/>
      <text:p text:style-name="P21"><text:span text:style-name="Source_20_Text"><text:span text:style-name="T21">When type sudo command by Terminal then show error, How to fix this</text:span></text:span></text:p>
      <text:p text:style-name="P28"><text:span text:style-name="Source_20_Text"><text:span text:style-name="T8">sudo: /etc/sudoers is owned by uid 1000, should be 0</text:span></text:span></text:p>
      <text:p text:style-name="P58"><text:span text:style-name="Source_20_Text"><text:span text:style-name="T8">sudo: no valid sudoers sources found, quitting</text:span></text:span></text:p>
      <text:p text:style-name="P58"><text:span text:style-name="Source_20_Text"><text:span text:style-name="T8">sudo: unable to initialize policy plugin</text:span></text:span></text:p>
      <text:p text:style-name="P31"><text:span text:style-name="Source_20_Text"><text:span text:style-name="T13"/></text:span></text:p>
      <text:p text:style-name="P31"><text:span text:style-name="Source_20_Text"><text:span text:style-name="T13"/></text:span></text:p>
      <text:p text:style-name="P21"><text:span text:style-name="Source_20_Text"><text:span text:style-name="T21">Change the owner back to root:</text:span></text:span></text:p>
      <text:p text:style-name="P31"><text:span text:style-name="Source_20_Text"><text:span text:style-name="T8">pkexec chown root:root /etc/sudoers /etc/sudoers.d -R</text:span></text:span></text:p>
      <text:p text:style-name="P21"><text:span text:style-name="T19">Or use the </text:span><text:span text:style-name="Source_20_Text"><text:span text:style-name="T8">visudo</text:span></text:span><text:span text:style-name="T19"> command to ensure general correctness of the files (thanks to </text:span><text:a xlink:type="simple" xlink:href="https://askubuntu.com/questions/513523/sudo-command-problem-on-ubunto-14-04/513535?noredirect=1#comment695014_513535" text:style-name="Internet_20_link" text:visited-style-name="Visited_20_Internet_20_Link"><text:span text:style-name="T33">@KasiyA</text:span></text:a><text:span text:style-name="T19">):</text:span></text:p>
      <text:p text:style-name="P31"><text:span text:style-name="Source_20_Text"><text:span text:style-name="T8">pkexec visudo</text:span></text:span></text:p>
      <text:p text:style-name="P31"><text:span text:style-name="Source_20_Text"><text:span text:style-name="T13"/></text:span></text:p>
      <text:p text:style-name="P34"><text:span text:style-name="Source_20_Text"><text:span text:style-name="T36">pkexec chown root:root /etc/sudoers /etc/sudoers.d -R</text:span></text:span></text:p>
      <text:p text:style-name="P46"/>
      <text:p text:style-name="P55"/>
      <text:p text:style-name="P46"/>
      <text:p text:style-name="P47">Toggle between Show/Hide Files/Folder</text:p>
      <text:p text:style-name="P47"/>
      <text:p text:style-name="P48"><text:soft-page-break/>Press <text:span text:style-name="T35">ctrl+H</text:span></text:p>
      <text:p text:style-name="P50"/>
      <text:p text:style-name="P50"/>
      <text:p text:style-name="P56"/>
      <text:p text:style-name="P50"/>
      <text:p text:style-name="P51">Add Path to Environement variables</text:p>
      <text:p text:style-name="P51"/>
      <text:p text:style-name="P52">Method 1</text:p>
      <text:p text:style-name="P52"/>
      <text:p text:style-name="Standard">sudo nano /etc/environment</text:p>
      <text:p text:style-name="Preformatted_20_Text"><text:span text:style-name="Source_20_Text">JAVA_HOME="/usr/lib/jvm/java-8-oracle"</text:span></text:p>
      <text:p text:style-name="Preformatted_20_Text"><text:span text:style-name="Source_20_Text"/></text:p>
      <text:p text:style-name="Preformatted_20_Text"><text:span text:style-name="Source_20_Text">----------- </text:span><text:span text:style-name="Source_20_Text"><text:span text:style-name="T37">Reload the </text:span></text:span></text:p>
      <text:p text:style-name="P53"><text:span text:style-name="T38">sudo </text:span>source /etc/environment</text:p>
      <text:p text:style-name="P53"/>
      <text:p text:style-name="P53"/>
      <text:p text:style-name="P54">Method 2</text:p>
      <text:p text:style-name="Standard"/>
      <text:p text:style-name="P22"><text:span text:style-name="Source_20_Text"><text:span text:style-name="T9">sudo nano ~/.bashrc</text:span></text:span></text:p>
      <text:p text:style-name="P22"><text:span text:style-name="Source_20_Text"><text:span text:style-name="T9"/></text:span></text:p>
      <text:p text:style-name="P22"><text:span text:style-name="Source_20_Text"><text:span text:style-name="T14">export IDEA_HOME=/home/sarathi/software/idea-ICommunity</text:span></text:span></text:p>
      <text:p text:style-name="P22"><text:span text:style-name="Source_20_Text"><text:span text:style-name="T14">export PATH=$IDEA_HOME/bin:$PATH</text:span></text:span></text:p>
      <text:p text:style-name="P22"><text:span text:style-name="Source_20_Text"><text:span text:style-name="T14"/></text:span></text:p>
      <text:p text:style-name="P22"><text:span text:style-name="Source_20_Text"><text:span text:style-name="T14">exec bash</text:span></text:span></text:p>
      <text:p text:style-name="P22"><text:span text:style-name="Source_20_Text"><text:span text:style-name="T14"/></text:span></text:p>
      <text:p text:style-name="P39"><text:span text:style-name="Source_20_Text"><text:span text:style-name="T14"/></text:span></text:p>
      <text:p text:style-name="P33"><text:span text:style-name="Source_20_Text"><text:span text:style-name="T15">Get Machine IP Address</text:span></text:span></text:p>
      <text:p text:style-name="P32"><text:span text:style-name="Source_20_Text"><text:span text:style-name="T14"/></text:span></text:p>
      <text:p text:style-name="P32"><text:span text:style-name="Source_20_Text"><text:span text:style-name="T14">hostname -I</text:span></text:span></text:p>
      <text:p text:style-name="P59"><text:line-break/></text:p>
      <text:p text:style-name="P9">Folder Navigation</text:p>
      <text:p text:style-name="P9"><text:span text:style-name="T19">Best way to do this for going back is </text:span><text:span text:style-name="Source_20_Text"><text:span text:style-name="T8">cd -</text:span></text:span><text:span text:style-name="T19">, however if you want to skip a lot of levels at once, you better use </text:span><text:span text:style-name="Source_20_Text"><text:span text:style-name="T8">cd ..</text:span></text:span><text:span text:style-name="T22"> </text:span><text:span text:style-name="T19">for one level, </text:span><text:span text:style-name="Source_20_Text"><text:span text:style-name="T8">cd ../..</text:span></text:span><text:span text:style-name="T19">, for two, </text:span><text:span text:style-name="Source_20_Text"><text:span text:style-name="T8">cd ../../..</text:span></text:span><text:span text:style-name="T22"> </text:span><text:span text:style-name="T19">for three and on... a nice </text:span></text:p>
      <text:p text:style-name="P60"/>
      <text:p text:style-name="P3"/>
      <text:p text:style-name="P4">Network</text:p>
      <text:p text:style-name="P4"/>
      <text:p text:style-name="P4">Check ports</text:p>
      <text:p text:style-name="P4">netstat -ntlp | grep LISTEN</text:p>
      <text:p text:style-name="P4">netstat -ntlp | grep :80</text:p>
      <text:p text:style-name="P5">sudo netstat -tulpn</text:p>
      <text:p text:style-name="P61">// kill a process</text:p>
      <text:p text:style-name="P7"><text:span text:style-name="T39">sudo </text:span>fuser -n tcp -k 9001</text:p>
      <text:p text:style-name="P8">fuser -v -n tcp 80</text:p>
      <text:p text:style-name="P57"/>
      <text:p text:style-name="P5"><text:soft-page-break/></text:p>
      <text:p text:style-name="P6">Unzip .gz files</text:p>
      <text:p text:style-name="P6">&gt; zcat filename.gz &gt; toFilename.extensio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Georgia" svg:font-family="Georgia, serif"/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Ubuntu" svg:font-family="Ubuntu, Arial, 'libra sans', sans-serif"/>
    <style:font-face style:name="Ubuntu1" svg:font-family="Ubuntu, 'Ubuntu Beta', 'Bitstream Vera Sans', 'DejaVu Sans', Tahoma, sans-serif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13:01.232962947</meta:creation-date>
    <meta:generator>LibreOffice/5.1.6.2$Linux_X86_64 LibreOffice_project/10m0$Build-2</meta:generator>
    <dc:date>2018-04-25T23:59:26.004374510</dc:date>
    <meta:editing-duration>PT9H35M50S</meta:editing-duration>
    <meta:editing-cycles>29</meta:editing-cycles>
    <meta:document-statistic meta:table-count="0" meta:image-count="0" meta:object-count="0" meta:page-count="5" meta:paragraph-count="113" meta:word-count="808" meta:character-count="4914" meta:non-whitespace-character-count="4221"/>
  </office:meta>
</office:document-meta>
</file>